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AR PL UMing HK" svg:font-family="'AR PL UMing HK', 'Arial Unicode MS'" style:font-pitch="variable"/>
    <style:font-face style:name="Lohit Hindi1" svg:font-family="'Lohit Hindi', 'Arial Unicode M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7.795cm" table:align="left" style:writing-mode="lr-tb"/>
    </style:style>
    <style:style style:name="Таблица1.A" style:family="table-column">
      <style:table-column-properties style:column-width="1.035cm"/>
    </style:style>
    <style:style style:name="Таблица1.B" style:family="table-column">
      <style:table-column-properties style:column-width="4.987cm"/>
    </style:style>
    <style:style style:name="Таблица1.C" style:family="table-column">
      <style:table-column-properties style:column-width="3.657cm"/>
    </style:style>
    <style:style style:name="Таблица1.D" style:family="table-column">
      <style:table-column-properties style:column-width="1.706cm"/>
    </style:style>
    <style:style style:name="Таблица1.E" style:family="table-column">
      <style:table-column-properties style:column-width="3.272cm"/>
    </style:style>
    <style:style style:name="Таблица1.F" style:family="table-column">
      <style:table-column-properties style:column-width="9.114cm"/>
    </style:style>
    <style:style style:name="Таблица1.G" style:family="table-column">
      <style:table-column-properties style:column-width="4.02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G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Times New Roman" fo:font-weight="bold" style:font-weight-asian="bold" style:font-name-complex="Times New Roman"/>
    </style:style>
    <style:style style:name="P3" style:family="paragraph" style:parent-style-name="Standard">
      <style:text-properties style:font-name="Times New Roman" style:font-name-complex="Times New Roman"/>
    </style:style>
    <style:style style:name="P4" style:family="paragraph" style:parent-style-name="Standard">
      <style:text-properties style:font-name="Times New Roman" style:font-name-complex="Times New Roman" style:font-weight-complex="bold"/>
    </style:style>
    <style:style style:name="P5" style:family="paragraph" style:parent-style-name="Standard">
      <style:paragraph-properties style:snap-to-layout-grid="false"/>
      <style:text-properties style:font-name="Times New Roman" style:font-name-complex="Times New Roman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style:font-name-complex="Times New Roman"/>
    </style:style>
    <style:style style:name="P7" style:family="paragraph" style:parent-style-name="Standard">
      <style:paragraph-properties style:snap-to-layout-grid="false"/>
      <style:text-properties style:font-name="Times New Roman" style:font-name-complex="Times New Roman"/>
    </style:style>
    <style:style style:name="P8" style:family="paragraph" style:parent-style-name="Standard">
      <style:paragraph-properties fo:text-align="end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fo:orphans="2" fo:widows="2" fo:hyphenation-ladder-count="no-limit" style:snap-to-layout-grid="false"/>
      <style:text-properties style:font-name="Times New Roman" fo:font-size="11pt" style:letter-kerning="true" style:font-name-asian="Times New Roman" style:font-size-asian="11pt" style:language-asian="ru" style:country-asian="RU" style:font-name-complex="Times New Roman" style:font-size-complex="11pt" fo:hyphenate="true" fo:hyphenation-remain-char-count="2" fo:hyphenation-push-char-count="2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name-complex="Times New Roman" style:font-weight-complex="bold"/>
    </style:style>
    <style:style style:name="P13" style:family="paragraph" style:parent-style-name="Standard" style:list-style-name="WW8Num2">
      <style:paragraph-properties fo:text-align="center" style:justify-single-word="false" style:snap-to-layout-grid="false"/>
      <style:text-properties style:font-name="Times New Roman" fo:font-weight="bold" style:font-weight-asian="bold" style:font-name-complex="Times New Roman"/>
    </style:style>
    <style:style style:name="P14" style:family="paragraph" style:parent-style-name="Standard">
      <style:paragraph-properties fo:orphans="2" fo:widows="2" fo:hyphenation-ladder-count="no-limit" style:snap-to-layout-grid="false"/>
      <style:text-properties style:font-name="Times New Roman" fo:font-size="11pt" officeooo:paragraph-rsid="0008ee49" style:letter-kerning="true" style:font-name-asian="Times New Roman" style:font-size-asian="11pt" style:language-asian="ru" style:country-asian="RU" style:font-name-complex="Times New Roman" style:font-size-complex="11pt" fo:hyphenate="true" fo:hyphenation-remain-char-count="2" fo:hyphenation-push-char-count="2"/>
    </style:style>
    <style:style style:name="P15" style:family="paragraph" style:parent-style-name="Standard">
      <style:paragraph-properties style:snap-to-layout-grid="false"/>
      <style:text-properties style:font-name="Times New Roman" officeooo:paragraph-rsid="0008ee49" style:font-name-complex="Times New Roman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Times New Roman" officeooo:paragraph-rsid="0008ee49" style:font-name-complex="Times New Roman"/>
    </style:style>
    <style:style style:name="P17" style:family="paragraph" style:parent-style-name="Standard" style:list-style-name="WW8Num3">
      <style:paragraph-properties fo:margin-left="0.071cm" fo:margin-right="0cm" fo:text-indent="0.06cm" style:auto-text-indent="false" text:number-lines="false" text:line-number="0" style:snap-to-layout-grid="false"/>
      <style:text-properties style:font-name="Times New Roman" style:font-name-complex="Times New Roman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" style:font-weight-asian="bold"/>
    </style:style>
    <style:style style:name="T4" style:family="text">
      <style:text-properties fo:font-weight="bold" style:font-name-asian="Times New Roman" style:font-weight-asian="bold" style:font-weight-complex="bold"/>
    </style:style>
    <style:style style:name="T5" style:family="text">
      <style:text-properties fo:font-weight="bold" fo:background-color="#ffff00" style:font-weight-asian="bold"/>
    </style:style>
    <style:style style:name="T6" style:family="text">
      <style:text-properties fo:font-weight="bold" fo:background-color="#ffff00" style:font-weight-asian="bold" style:font-weight-complex="bold"/>
    </style:style>
    <style:style style:name="T7" style:family="text">
      <style:text-properties fo:font-weight="bold" fo:background-color="transparent" style:font-weight-asian="bold"/>
    </style:style>
    <style:style style:name="T8" style:family="text">
      <style:text-properties fo:font-weight="bold" fo:background-color="transparent" style:font-weight-asian="bold" style:font-weight-complex="bold"/>
    </style:style>
    <style:style style:name="T9" style:family="text">
      <style:text-properties fo:font-weight="bold" officeooo:rsid="000ad1e3" fo:background-color="transparent" style:font-weight-asian="bold" style:font-weight-complex="bold"/>
    </style:style>
    <style:style style:name="T10" style:family="text">
      <style:text-properties fo:font-weight="bold" officeooo:rsid="000ad1e3" fo:background-color="transparent" style:font-weight-asian="bold"/>
    </style:style>
    <style:style style:name="T11" style:family="text">
      <style:text-properties style:font-name-asian="Times New Roman"/>
    </style:style>
    <style:style style:name="T12" style:family="text">
      <style:text-properties fo:background-color="#ffff00" style:font-weight-complex="bold"/>
    </style:style>
    <style:style style:name="T13" style:family="text">
      <style:text-properties style:font-weight-complex="bold"/>
    </style:style>
    <style:style style:name="T14" style:family="text">
      <style:text-properties style:font-name="Times New Roman" style:font-name-asian="Times New Roman" style:font-name-complex="Times New Roman"/>
    </style:style>
    <style:style style:name="T15" style:family="text">
      <style:text-properties style:font-name="Times New Roman" fo:font-weight="bold" style:font-weight-asian="bold" style:font-name-complex="Times New Roman"/>
    </style:style>
    <style:style style:name="T16" style:family="text">
      <style:text-properties style:font-name="Times New Roman" style:font-name-complex="Times New Roman"/>
    </style:style>
    <style:style style:name="T17" style:family="text">
      <style:text-properties style:font-name="Times New Roman" fo:background-color="#ffff00" style:font-name-complex="Times New Roman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08ee49"/>
    </style:style>
    <style:style style:name="T20" style:family="text">
      <style:text-properties officeooo:rsid="000ad1e3"/>
    </style:style>
    <style:style style:name="T21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tracked-changes text:track-changes="false">
        <text:changed-region xml:id="ct188128336" text:id="ct188128336">
          <text:insertion>
            <office:change-info>
              <dc:creator>Ivan Gromov</dc:creator>
              <dc:date>2013-02-04T00:10:00</dc:date>
            </office:change-info>
          </text:insertion>
        </text:changed-region>
        <text:changed-region xml:id="ct192045872" text:id="ct192045872">
          <text:insertion>
            <office:change-info>
              <dc:creator>Ivan Gromov</dc:creator>
              <dc:date>2013-02-04T00:10:00</dc:date>
            </office:change-info>
          </text:insertion>
        </text:changed-region>
        <text:changed-region xml:id="ct192864496" text:id="ct192864496">
          <text:insertion>
            <office:change-info>
              <dc:creator>Ivan Gromov</dc:creator>
              <dc:date>2013-02-04T00:10:00</dc:date>
            </office:change-info>
          </text:insertion>
        </text:changed-region>
        <text:changed-region xml:id="ct184667784" text:id="ct184667784">
          <text:insertion>
            <office:change-info>
              <dc:creator>Ivan Gromov</dc:creator>
              <dc:date>2013-02-04T00:10:00</dc:date>
            </office:change-info>
          </text:insertion>
        </text:changed-region>
        <text:changed-region xml:id="ct184785336" text:id="ct184785336">
          <text:insertion>
            <office:change-info>
              <dc:creator>Ivan Gromov</dc:creator>
              <dc:date>2013-02-04T00:09:00</dc:date>
            </office:change-info>
          </text:insertion>
        </text:changed-region>
        <text:changed-region xml:id="ct174448576" text:id="ct174448576">
          <text:insertion>
            <office:change-info>
              <dc:creator>Ivan Gromov</dc:creator>
              <dc:date>2013-02-04T00:09:00</dc:date>
            </office:change-info>
          </text:insertion>
        </text:changed-region>
        <text:changed-region xml:id="ct184970144" text:id="ct184970144">
          <text:insertion>
            <office:change-info>
              <dc:creator>Ivan Gromov</dc:creator>
              <dc:date>2013-02-04T00:09:00</dc:date>
            </office:change-info>
          </text:insertion>
        </text:changed-region>
        <text:changed-region xml:id="ct177771976" text:id="ct177771976">
          <text:insertion>
            <office:change-info>
              <dc:creator>Ivan Gromov</dc:creator>
              <dc:date>2013-02-04T00:06:00</dc:date>
            </office:change-info>
          </text:insertion>
        </text:changed-region>
        <text:changed-region xml:id="ct169416616" text:id="ct169416616">
          <text:insertion>
            <office:change-info>
              <dc:creator>Ivan Gromov</dc:creator>
              <dc:date>2013-02-04T00:06:00</dc:date>
            </office:change-info>
          </text:insertion>
        </text:changed-region>
        <text:changed-region xml:id="ct184247664" text:id="ct184247664">
          <text:insertion>
            <office:change-info>
              <dc:creator>Ivan Gromov</dc:creator>
              <dc:date>2013-02-04T00:07:00</dc:date>
            </office:change-info>
          </text:insertion>
        </text:changed-region>
        <text:changed-region xml:id="ct173762464" text:id="ct173762464">
          <text:insertion>
            <office:change-info>
              <dc:creator>Ivan Gromov</dc:creator>
              <dc:date>2013-02-04T00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РЕЕСТР на выдачу удостоверений</text:p>
      <text:p text:style-name="P1">Курсы повышения квалификации специалистов МОС по программе «<text:change-start text:change-id="ct188128336"/><text:span text:style-name="T20">group.subject.name</text:span><text:change-end text:change-id="ct188128336"/>» (<text:change-start text:change-id="ct192045872"/><text:span text:style-name="T20">group.subject.hours</text:span><text:change-end text:change-id="ct192045872"/> час.)</text:p>
      <text:p text:style-name="P4"><text:span text:style-name="T3"><text:s text:c="6"/></text:span><text:span text:style-name="T1">Сроки обучения</text:span> (в соответствии с планом-графиком)<text:span text:style-name="T1">: </text:span><text:span text:style-name="T7">с </text:span><text:change-start text:change-id="ct192864496"/><text:span text:style-name="T10">group.start</text:span><text:change-end text:change-id="ct192864496"/><text:span text:style-name="T10"> </text:span><text:span text:style-name="T7">г. по </text:span><text:change-start text:change-id="ct184667784"/><text:span text:style-name="T10">group.end</text:span><text:change-end text:change-id="ct184667784"/><text:span text:style-name="T10"> </text:span><text:span text:style-name="T7">г.</text:span></text:p>
      <text:p text:style-name="P3"><text:span text:style-name="T4"><text:s text:c="6"/>№ </text:span><text:span text:style-name="T2">группы </text:span><text:s/>(в соответствии с приказом об открытии группы) <text:change-start text:change-id="ct184785336"/><text:span text:style-name="T9">group.name()</text:span><text:change-end text:change-id="ct184785336"/><text:span text:style-name="T9">/</text:span><text:change-start text:change-id="ct174448576"/><text:span text:style-name="T9">group.start.year</text:span><text:change-end text:change-id="ct174448576"/><text:span text:style-name="T9">-</text:span><text:change-start text:change-id="ct184970144"/><text:span text:style-name="T9">group.number</text:span><text:change-end text:change-id="ct184970144"/><text:span text:style-name="T2"><text:tab/><text:tab/></text:span></text:p>
      <text:p text:style-name="P3"><text:span text:style-name="T4"><text:s text:c="6"/></text:span><text:span text:style-name="T2">ФИО преподавателя/методиста (</text:span>полностью): <text:span text:style-name="T5">Самородских Елизавета Сергеевна</text:span></text:p>
      <text:p text:style-name="P3"><text:span text:style-name="T11"><text:s text:c="6"/></text:span><text:span text:style-name="T2">ФИО куратора группы (</text:span>полностью): <text:span text:style-name="T5">Бондарева Юлия Сергеевна </text:span></text:p>
      <text:p text:style-name="Standard"><text:span text:style-name="T14"><text:s text:c="6"/></text:span><text:span text:style-name="T15">Место размещения итоговой <text:s/>работы (сетевая страница): </text:span><text:span text:style-name="T16"><text:s/></text:span><text:a xlink:type="simple" xlink:href="http://umctzr.blogspot.ru/"><text:span text:style-name="Internet_20_link"><text:span text:style-name="T17">http://umctzr.blogspot.ru/</text:span></text:span></text:a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table:number-rows-spanned="2" office:value-type="string">
            <text:p text:style-name="P2"><text:span text:style-name="T11">№ </text:span>п/п</text:p>
          </table:table-cell>
          <table:table-cell table:style-name="Таблица1.A1" table:number-rows-spanned="2" office:value-type="string">
            <text:p text:style-name="P6"><text:span text:style-name="T1">Ф.И.О. обучающегося </text:span><text:span text:style-name="T18">(полностью в дательном падеже)</text:span></text:p>
          </table:table-cell>
          <table:table-cell table:style-name="Таблица1.A1" table:number-columns-spanned="2" office:value-type="string">
            <text:p text:style-name="P2">Место работы</text:p>
          </table:table-cell>
          <table:covered-table-cell/>
          <table:table-cell table:style-name="Таблица1.A1" table:number-rows-spanned="2" office:value-type="string">
            <text:p text:style-name="P2">Должность, преподаваемый предмет</text:p>
          </table:table-cell>
          <table:table-cell table:style-name="Таблица1.A1" table:number-rows-spanned="2" office:value-type="string">
            <text:p text:style-name="P2">Вид и тема итоговой работы </text:p>
          </table:table-cell>
          <table:table-cell table:style-name="Таблица1.G1" table:number-rows-spanned="2" office:value-type="string">
            <text:p text:style-name="P2"><text:span text:style-name="T11">№ </text:span>сертификата <text:s/>Серия ИКТ</text:p>
          </table:table-cell>
        </table:table-row>
        <table:table-row table:style-name="Таблица1.1">
          <table:covered-table-cell/>
          <table:covered-table-cell/>
          <table:table-cell table:style-name="Таблица1.A1" office:value-type="string">
            <text:list xml:id="list1360260777" text:style-name="WW8Num2">
              <text:list-item>
                <text:p text:style-name="P13"/>
              </text:list-item>
            </text:list>
          </table:table-cell>
          <table:table-cell table:style-name="Таблица1.A1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list xml:id="list1118081825" text:style-name="WW8Num3">
              <text:list-header>
                <text:p text:style-name="P17"><text:sequence text:ref-name="refIllustration0" text:name="Illustration" text:formula="ooow:Illustration+1" style:num-format="1">1</text:sequence><office:annotation><dc:creator>Ivan Gromov</dc:creator><dc:date>2013-02-04T00:06:01</dc:date><text:p text:style-name="P18"><text:span text:style-name="T21">do row for listener in group.students.all()</text:span></text:p></office:annotation></text:p>
              </text:list-header>
            </text:list>
          </table:table-cell>
          <table:table-cell table:style-name="Таблица1.A3" office:value-type="string">
            <text:p text:style-name="P14"><text:change-start text:change-id="ct177771976"/><text:span text:style-name="T19">listener.fio_inflated()</text:span><text:change-end text:change-id="ct177771976"/></text:p>
          </table:table-cell>
          <table:table-cell table:style-name="Таблица1.A3" office:value-type="string">
            <text:p text:style-name="P14"><text:change-start text:change-id="ct169416616"/><text:span text:style-name="T19">listener.organization</text:span><text:change-end text:change-id="ct169416616"/></text:p>
          </table:table-cell>
          <table:table-cell table:style-name="Таблица1.A3" office:value-type="string">
            <text:p text:style-name="P15"><text:span text:style-name="T19"/></text:p>
          </table:table-cell>
          <table:table-cell table:style-name="Таблица1.A3" office:value-type="string">
            <text:p text:style-name="P14"><text:change-start text:change-id="ct184247664"/><text:span text:style-name="T19">listener.position</text:span><text:change-end text:change-id="ct184247664"/></text:p>
          </table:table-cell>
          <table:table-cell table:style-name="Таблица1.A3" office:value-type="string">
            <text:p text:style-name="P16"><text:change-start text:change-id="ct173762464"/><text:span text:style-name="T19">listener.attestation_work_name</text:span><text:change-end text:change-id="ct173762464"/></text:p>
          </table:table-cell>
          <table:table-cell table:style-name="Таблица1.G3" office:value-type="string">
            <text:p text:style-name="P10"/>
          </table:table-cell>
        </table:table-row>
      </table:table>
      <text:p text:style-name="P11"/>
      <text:p text:style-name="P8"><text:span text:style-name="T13">Руководитель филиала МБОУ ДПО УМЦ по </text:span><text:span text:style-name="T12">Тракторозаводскому </text:span><text:span text:style-name="T13">району <text:s text:c="2"/><text:tab/>___________<text:tab/> /Ю.С. Бондарева/</text:span> <text:s text:c="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AR PL UMing HK" svg:font-family="'AR PL UMing HK', 'Arial Unicode MS'" style:font-pitch="variable"/>
    <style:font-face style:name="Lohit Hindi1" svg:font-family="'Lohit Hindi', 'Arial Unicode M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ru" fo:country="RU" style:letter-kerning="true" style:font-name-asian="AR PL UMing HK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76cm" fo:margin-bottom="0.176cm" style:contextual-spacing="false" fo:orphans="2" fo:widows="2" fo:hyphenation-ladder-count="no-limit"/>
      <style:text-properties style:font-name="Times New Roman" fo:font-size="18pt" fo:font-weight="bold" style:letter-kerning="true" style:font-name-asian="Times New Roman" style:font-size-asian="18pt" style:font-weight-asian="bold" style:font-name-complex="Times New Roman" style:font-size-complex="18pt" style:language-complex="ar" style:country-complex="SA" style:font-weight-complex="bold" fo:hyphenate="true" fo:hyphenation-remain-char-count="2" fo:hyphenation-push-char-count="2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Lohit Hindi1"/>
    </style:style>
    <style:style style:name="WW-Заголовок" style:family="paragraph" style:parent-style-name="Heading" style:next-style-name="Subtitle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нак" style:family="paragraph" style:parent-style-name="Standard">
      <style:paragraph-properties fo:orphans="2" fo:widows="2" fo:hyphenation-ladder-count="no-limit"/>
      <style:text-properties style:font-name="Verdana" fo:font-size="10pt" fo:language="en" fo:country="US" style:letter-kerning="true" style:font-name-asian="Times New Roman" style:font-size-asian="10pt" style:font-name-complex="Verdana" style:font-size-complex="10pt" style:language-complex="ar" style:country-complex="SA" fo:hyphenate="true" fo:hyphenation-remain-char-count="2" fo:hyphenation-push-char-count="2"/>
    </style:style>
    <style:style style:name="Указатель2" style:family="paragraph" style:parent-style-name="Standard">
      <style:paragraph-properties text:number-lines="false" text:line-number="0"/>
      <style:text-properties style:font-name="Times New Roman" style:font-name-asian="DejaVu Sans1" style:font-name-complex="Times New Roman" style:language-complex="ar" style:country-complex="SA"/>
    </style:style>
    <style:style style:name="Обычный_20__28_веб_29_" style:display-name="Обычный (веб)" style:family="paragraph" style:parent-style-name="Standard">
      <style:paragraph-properties fo:margin-top="0.176cm" fo:margin-bottom="0.176cm" style:contextual-spacing="false" fo:orphans="2" fo:widows="2" fo:hyphenation-ladder-count="no-limit"/>
      <style:text-properties style:font-name="Times New Roman" style:letter-kerning="true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Основной_20_шрифт_20_абзаца" style:display-name="Основной шрифт абзаца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Numbering_20_Symbols" style:display-name="Numbering Symbols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Emphasis" style:family="text" style:parent-style-name="Основной_20_шрифт_20_абзаца">
      <style:text-properties fo:font-style="italic" style:font-style-asian="italic" style:font-name-complex="Times New Roman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3cm" fo:margin-bottom="0.741cm" fo:margin-left="1cm" fo:margin-right="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9T15:52:00</meta:creation-date>
    <dc:creator>Ivan Gromov</dc:creator>
    <dc:date>2013-02-04T00:10:58</dc:date>
    <meta:print-date>2012-12-25T16:13:00</meta:print-date>
    <meta:editing-cycles>43</meta:editing-cycles>
    <meta:editing-duration>PT4H18M44S</meta:editing-duration>
    <meta:generator>LibreOffice/3.6$Linux_x86 LibreOffice_project/360m1$Build-2</meta:generator>
    <meta:document-statistic meta:table-count="1" meta:image-count="0" meta:object-count="0" meta:page-count="1" meta:paragraph-count="19" meta:word-count="95" meta:character-count="909" meta:non-whitespace-character-count="782"/>
    <meta:user-defined meta:name="Поле 1"/>
    <meta:user-defined meta:name="Поле 2"/>
    <meta:user-defined meta:name="Поле 3"/>
    <meta:user-defined meta:name="Поле 4"/>
  </office:meta>
</office:document-meta>
</file>